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.5pt" fo:font-style="italic" style:font-size-asian="10.5pt" style:font-style-asian="italic" style:font-size-complex="10.5pt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tion -&gt; was sie machen soll!!</text:p>
      <text:p text:style-name="P1">Development -&gt; designing and programming</text:p>
      <text:p text:style-name="P1">Validation -&gt; Gucken obs das is was der Kunde braucht</text:p>
      <text:p text:style-name="P1">Evolution -&gt; Entwicklung </text:p>
      <text:p text:style-name="P1"/>
      <text:p text:style-name="Standard"/>
      <text:p text:style-name="P2">Mögliche Software:</text:p>
      <text:p text:style-name="Standard">Stand-alone applications</text:p>
      <text:p text:style-name="Standard">Interactive transaction based application (dezentralisiert)</text:p>
      <text:p text:style-name="Standard">Embeded Control System</text:p>
      <text:p text:style-name="Standard">Batch Processing Systems</text:p>
      <text:p text:style-name="Standard">Entertainment Systems</text:p>
      <text:p text:style-name="Standard">Systems for modeling and simulation</text:p>
      <text:p text:style-name="Standard">Data collection System</text:p>
      <text:p text:style-name="Standard">System of systems</text:p>
      <text:p text:style-name="Standard"/>
      <text:p text:style-name="P2">Was fürn Produkt:</text:p>
      <text:p text:style-name="P3">Generic Products: Für jeden ders haben will -&gt; Software gehört dem Verkäufer idR</text:p>
      <text:p text:style-name="P3">Customized Projects: Individuell halt... -&gt; Software gehört dem Käufer idR</text:p>
      <text:p text:style-name="P3"/>
      <text:p text:style-name="P2">Wichtig bei Software:<text:line-break/><text:span text:style-name="T1">Maintainability (Code so dass er veränderbar ist)</text:span></text:p>
      <text:p text:style-name="P2"><text:span text:style-name="T1">Dependability and Security</text:span></text:p>
      <text:p text:style-name="P2"><text:span text:style-name="T1">Efficiency</text:span></text:p>
      <text:p text:style-name="P2"><text:span text:style-name="T1">Acceptability (Anwender können sie benutzen)</text:span></text:p>
      <text:p text:style-name="P2"><text:span text:style-name="T1"/></text:p>
      <text:p text:style-name="P2"><text:span text:style-name="T1">Freitag Prozesse genauer anschau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24S</meta:editing-duration>
    <meta:editing-cycles>7</meta:editing-cycles>
    <meta:generator>OpenOffice.org/3.4.1$Win32 OpenOffice.org_project/341m1$Build-9593</meta:generator>
    <dc:date>2013-10-31T13:39:48.85</dc:date>
    <meta:document-statistic meta:table-count="0" meta:image-count="0" meta:object-count="0" meta:page-count="1" meta:paragraph-count="21" meta:word-count="101" meta:character-count="754"/>
    <meta:user-defined meta:name="Info 1"/>
    <meta:user-defined meta:name="Info 2"/>
    <meta:user-defined meta:name="Info 3"/>
    <meta:user-defined meta:name="Info 4"/>
  </office:meta>
</office:document-meta>
</file>